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7fc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7fc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7fc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7fc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7fc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7fc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7fc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7fc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7fc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7fc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7fc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7fc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7fc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7fc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7fc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7fc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7fc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amila Victoria Guarguani Varga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Barut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7/6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494032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Demery Vitermi Guarguani Be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81557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1.93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3" meta:non-whitespace-character-count="1005"/>
    <meta:template xlink:type="simple" xlink:actuate="onRequest" xlink:title="Normal" xlink:href=""/>
  </office:meta>
</office:document-meta>
</file>